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3cm" svg:x="2.5cm" svg:y="8.5cm">
          <text:p text:style-name="P1">Convert <text:s/>from BGR</text:p>
          <text:p text:style-name="P1">to HSV colour spac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5cm" svg:height="3cm" svg:x="2.5cm" svg:y="13cm">
          <text:p text:style-name="P1">Subtract from</text:p>
          <text:p text:style-name="P1">Background imag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5cm" svg:height="3cm" svg:x="2.5cm" svg:y="17.5cm">
          <text:p text:style-name="P1">Apply thresholding</text:p>
          <text:p text:style-name="P1">technique to isolate</text:p>
          <text:p text:style-name="P1">objects of interes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5cm" svg:height="3cm" svg:x="2.5cm" svg:y="22cm">
          <text:p text:style-name="P1">Apply Canny edge </text:p>
          <text:p text:style-name="P1">detection algorith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5cm" svg:height="3cm" svg:x="11.5cm" svg:y="4cm">
          <text:p text:style-name="P1">Calculate first order</text:p>
          <text:p text:style-name="P1">of moments on object</text:p>
          <text:p text:style-name="P1">to determine posi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5cm" svg:height="3cm" svg:x="11.5cm" svg:y="8.5cm">
          <text:p text:style-name="P1">Calculate second order</text:p>
          <text:p text:style-name="P1">of moments on object</text:p>
          <text:p text:style-name="P1">to determine orienta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5cm" svg:height="3cm" svg:x="11.5cm" svg:y="13cm">
          <text:p text:style-name="P1">Display frame with</text:p>
          <text:p text:style-name="P1">features draw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5cm" svg:height="3cm" svg:x="11.5cm" svg:y="17.5cm">
          <text:p text:style-name="P1">Pass information to</text:p>
          <text:p text:style-name="P1">Strategy lay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5cm" svg:height="3cm" svg:x="2.5cm" svg:y="4cm">
          <text:p text:style-name="P1">Capture fram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6.5cm" svg:y1="7cm" svg:x2="6.5cm" svg:y2="8.5cm">
          <text:p/>
        </draw:line>
        <draw:line draw:style-name="gr2" draw:text-style-name="P1" draw:layer="layout" svg:x1="6.5cm" svg:y1="11.5cm" svg:x2="6.5cm" svg:y2="13cm">
          <text:p/>
        </draw:line>
        <draw:line draw:style-name="gr2" draw:text-style-name="P1" draw:layer="layout" svg:x1="6.5cm" svg:y1="16cm" svg:x2="6.5cm" svg:y2="17.5cm">
          <text:p/>
        </draw:line>
        <draw:line draw:style-name="gr2" draw:text-style-name="P1" draw:layer="layout" svg:x1="6.5cm" svg:y1="20.5cm" svg:x2="6.5cm" svg:y2="22cm">
          <text:p/>
        </draw:line>
        <draw:line draw:style-name="gr2" draw:text-style-name="P1" draw:layer="layout" svg:x1="10cm" svg:y1="23.5cm" svg:x2="11.5cm" svg:y2="5.5cm">
          <text:p/>
        </draw:line>
        <draw:line draw:style-name="gr2" draw:text-style-name="P1" draw:layer="layout" svg:x1="15.5cm" svg:y1="7cm" svg:x2="15.5cm" svg:y2="8.5cm">
          <text:p/>
        </draw:line>
        <draw:line draw:style-name="gr2" draw:text-style-name="P1" draw:layer="layout" svg:x1="15.5cm" svg:y1="11.5cm" svg:x2="15.5cm" svg:y2="13cm">
          <text:p/>
        </draw:line>
        <draw:line draw:style-name="gr2" draw:text-style-name="P1" draw:layer="layout" svg:x1="15.5cm" svg:y1="16cm" svg:x2="15.5cm" svg:y2="1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ksandar Krastev</meta:initial-creator>
    <meta:creation-date>2011-04-18T19:36:43</meta:creation-date>
    <dc:date>2011-04-18T20:04:09</dc:date>
    <dc:creator>Aleksandar Krastev</dc:creator>
    <meta:editing-duration>PT00H06M28S</meta:editing-duration>
    <meta:editing-cycles>4</meta:editing-cycles>
    <meta:generator>OpenOffice.org/3.2$Linux OpenOffice.org_project/320m12$Build-9483</meta:generator>
    <meta:document-statistic meta:object-count="17"/>
  </office:meta>
</office:document-meta>
</file>